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var font-family-system" svg:font-family="'var font-family-system'"/>
    <style:font-face style:name="AR PL UKai HK" svg:font-family="'AR PL UKai HK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24pt" fo:font-weight="bold" officeooo:paragraph-rsid="0017d811" style:font-name-asian="DejaVu Math TeX Gyre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style:font-name-asian="DejaVu Sans Condensed" style:font-size-asian="14pt" style:font-size-complex="14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officeooo:paragraph-rsid="003bba30" style:font-name-asian="DejaVu Sans Condensed" style:font-size-asian="14pt" style:font-size-complex="14pt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officeooo:paragraph-rsid="0045d0f6" style:font-name-asian="DejaVu Sans Condensed" style:font-size-asian="14pt" style:font-size-complex="14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officeooo:paragraph-rsid="004c95cc" style:font-name-asian="DejaVu Sans Condensed" style:font-size-asian="14pt" style:font-size-complex="14pt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15pt" officeooo:paragraph-rsid="003bba30" style:font-name-asian="AR PL UKai HK" style:font-size-asian="15pt" style:font-size-complex="15p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62626" style:font-name="apple-system" fo:font-size="10.5pt" fo:letter-spacing="normal" fo:font-style="normal" fo:font-weight="normal" loext:padding="0in" loext:border="none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11fd9" style:font-name-asian="DejaVu Sans Condensed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4pt" officeooo:paragraph-rsid="00411fd9" style:font-name-asian="DejaVu Sans Condensed" style:font-size-asian="14pt" style:font-size-complex="14pt"/>
    </style:style>
    <style:style style:name="T1" style:family="text">
      <style:text-properties style:font-name="var font-family-system" fo:font-size="10.5pt" fo:font-style="normal" fo:font-weight="normal"/>
    </style:style>
    <style:style style:name="T2" style:family="text">
      <style:text-properties style:font-name-asian="var font-family-system" style:font-size-asian="10.5pt" style:font-style-asian="normal" style:font-weight-asian="normal"/>
    </style:style>
    <style:style style:name="T3" style:family="text">
      <style:text-properties fo:font-variant="normal" fo:text-transform="none" fo:color="#000000" style:font-name="var font-family-system" fo:font-size="10.5pt" fo:letter-spacing="normal" fo:font-style="normal" fo:font-weight="normal" style:font-size-asian="14pt" style:font-size-complex="14pt" loext:padding="0in" loext:border="none"/>
    </style:style>
    <style:style style:name="T4" style:family="text">
      <style:text-properties fo:font-variant="normal" fo:text-transform="none" fo:color="#000000" fo:font-size="14pt" fo:letter-spacing="normal" style:font-name-asian="var font-family-system" style:font-size-asian="10.5pt" style:font-style-asian="normal" style:font-weight-asian="normal" style:font-size-complex="14pt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大舌頭</text:p>
      <text:p text:style-name="P8"><text:span text:style-name="T3"><text:line-break/><text:line-break/></text:span><text:span text:style-name="T4">滿大人的發音有這麼一個怪現象</text:span><text:span text:style-name="T3"><text:line-break/></text:span><text:span text:style-name="T4">如果你不刻意去想捲舌</text:span><text:span text:style-name="T3"><text:line-break/></text:span><text:span text:style-name="T4">任其自然發音</text:span><text:span text:style-name="T3"><text:line-break/></text:span><text:span text:style-name="T4">說的話反而更好聽更自然</text:span><text:span text:style-name="T3"><text:line-break/></text:span><text:span text:style-name="T4">如果你刻意去注意捲舌音去朗讀</text:span><text:span text:style-name="T3"><text:line-break/></text:span><text:span text:style-name="T4">多數人都是大舌頭</text:span><text:span text:style-name="T3"><text:line-break/><text:line-break/></text:span><text:span text:style-name="T4">仔細聽好聽的歌</text:span><text:span text:style-name="T3"><text:line-break/></text:span><text:span text:style-name="T4">或者說話朗誦</text:span><text:span text:style-name="T3"><text:line-break/></text:span><text:span text:style-name="T4">反而會發現</text:span><text:span text:style-name="T3"><text:line-break/></text:span><text:span text:style-name="T4">捲舌音都被弱化了</text:span><text:span text:style-name="T3"><text:line-break/></text:span><text:span text:style-name="T4">基本上聽不出捲舌與非捲舌的區別</text:span><text:span text:style-name="T3"><text:line-break/></text:span><text:span text:style-name="T4">好像也沒有什麼捲舌的歌好聽吧</text:span><text:span text:style-name="T3"><text:line-break/></text:span><text:span text:style-name="T4">除非是左手摩托羅拉右手諾基亞的搞笑歌曲</text:span><text:span text:style-name="T3"><text:line-break/><text:line-break/></text:span><text:span text:style-name="T4">一個語言</text:span><text:span text:style-name="T3"><text:line-break/></text:span><text:span text:style-name="T4">除了表達意思</text:span><text:span text:style-name="T3"><text:line-break/></text:span><text:span text:style-name="T4">更重要的是要好聽動聽悅耳文雅</text:span><text:span text:style-name="T3"><text:line-break/></text:span><text:span text:style-name="T4">古漢語無疑是這麼一種優美的語言</text:span><text:span text:style-name="T3"><text:line-break/></text:span><text:span text:style-name="T4">繼承了古漢語發音的語言基本都如此</text:span><text:span text:style-name="T3"><text:line-break/></text:span><text:span text:style-name="T4">最典型的就是粵語</text:span><text:span text:style-name="T3"><text:line-break/></text:span><text:span text:style-name="T4">還有就是韓語和其他中國方言</text:span><text:span text:style-name="T3"><text:line-break/><text:line-break/></text:span><text:span text:style-name="T4">粵語的六調十二聲中</text:span><text:span text:style-name="T3"><text:line-break/></text:span><text:span text:style-name="T4">陰和陽的去聲都在其對應的第三個調</text:span><text:span text:style-name="T3"><text:line-break/></text:span><text:span text:style-name="T4">即三和六調</text:span><text:span text:style-name="T3"><text:line-break/></text:span><text:span text:style-name="T4">在說重話和命令語氣的詞都在輕聲</text:span><text:span text:style-name="T3"><text:line-break/></text:span><text:span text:style-name="T4">可以說這很符合孔夫子教化的文與雅的重語輕音</text:span><text:span text:style-name="T3"><text:line-break/><text:line-break/></text:span><text:span text:style-name="T4">見微知著</text:span><text:span text:style-name="T3"><text:line-break/></text:span><text:span text:style-name="T4">可見滿大人就是胡言亂語的垃圾</text:span><text:span text:style-name="T3"><text:line-break/></text:span><text:span text:style-name="T4">全國大部分人都說不好標準的滿大人</text:span><text:span text:style-name="T3"><text:line-break/></text:span><text:span text:style-name="T4">大部人都慣性地弱化了捲舌音</text:span><text:span text:style-name="T3"><text:line-break/></text:span><text:span text:style-name="T4">潛意識裏都在迴歸和遵循古漢語的發音</text:span><text:span text:style-name="T3"><text:line-break/></text:span><text:span text:style-name="T4">卻沒有學者質疑這滿大人的發音體系的正確性</text:span><text:span text:style-name="T3"><text:line-break/><text:line-break/></text:span><text:span text:style-name="T4">古漢語的文雅與悅耳</text:span><text:span text:style-name="T3"><text:line-break/></text:span><text:span text:style-name="T4">讓我覺得這是神級的外星文明教給人類的</text:span><text:span text:style-name="T3"><text:line-break/></text:span><text:span text:style-name="T4">只是無知的我們一代不如一代胡言亂語</text:span><text:span text:style-name="T3"><text:line-break/></text:span><text:span text:style-name="T4">亂改了一通</text:span></text:p>
      <text:p text:style-name="P7"/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var font-family-system" svg:font-family="'var font-family-system'"/>
    <style:font-face style:name="AR PL UKai HK" svg:font-family="'AR PL UKai HK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6-13T12:40:35.224885755</dc:date>
    <meta:editing-duration>PT1H40M34S</meta:editing-duration>
    <meta:editing-cycles>71</meta:editing-cycles>
    <meta:document-statistic meta:table-count="0" meta:image-count="0" meta:object-count="0" meta:page-count="1" meta:paragraph-count="2" meta:word-count="415" meta:character-count="456" meta:non-whitespace-character-count="415"/>
  </office:meta>
</office:document-meta>
</file>